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Arimo" svg:font-family="Arimo" style:font-family-generic="swiss" style:font-pitch="variable"/>
    <style:font-face style:name="Hack" svg:font-family="Hack" style:font-pitch="fixed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nos" svg:font-family="Tinos" style:font-family-generic="roman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Hack" fo:font-size="11pt" style:font-size-asian="11pt" style:font-size-complex="11pt"/>
    </style:style>
    <style:style style:name="P2" style:family="paragraph" style:parent-style-name="Standard">
      <style:text-properties style:font-name="Hack" fo:font-size="10pt" style:font-size-asian="10pt" style:font-size-complex="10pt"/>
    </style:style>
    <style:style style:name="P3" style:family="paragraph" style:parent-style-name="Standard">
      <style:text-properties style:font-name="Hack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monospace"/>
    </style:style>
    <style:style style:name="P5" style:family="paragraph" style:parent-style-name="Standard">
      <style:text-properties style:font-name="monospace" fo:font-size="11pt" style:font-size-asian="11pt" style:font-size-complex="11pt"/>
    </style:style>
    <style:style style:name="P6" style:family="paragraph" style:parent-style-name="Standard"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color="#000000" loext:opacity="100%" style:font-name="monospace" fo:font-size="10pt" fo:font-weight="normal" fo:background-color="#ffffff" style:font-size-asian="10pt" style:font-weight-asian="normal" style:font-size-complex="10pt" style:font-weight-complex="normal"/>
    </style:style>
    <style:style style:name="P9" style:family="paragraph" style:parent-style-name="Footer">
      <style:paragraph-properties fo:text-align="center" style:justify-single-word="false"/>
      <style:text-properties officeooo:rsid="0011aa7a" officeooo:paragraph-rsid="0011aa7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38f0e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loext:opacity="100%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style:font-name="monospace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Install A headless Arch server on Rpi 4 via SSH</text:p>
      <text:p text:style-name="P2"/>
      <text:p text:style-name="P1"><text:span text:style-name="T2">On</text:span><text:span text:style-name="T1"> a </text:span><text:span text:style-name="T3">functional Arch linux computer, attach a micro SD card to the USB port.</text:span></text:p>
      <text:p text:style-name="P3">In your home directory, make sure the directory “image-install” doesn't exist.</text:p>
      <text:p text:style-name="P3">Open a terminal window</text:p>
      <text:p text:style-name="P3"/>
      <text:p text:style-name="P1"><text:span text:style-name="T3">$ git clone </text:span><text:a xlink:type="simple" xlink:href="https://github.com/endeavouros-arm/image-install.git" text:style-name="Internet_20_link" text:visited-style-name="Visited_20_Internet_20_Link"><text:span text:style-name="T3">https://github.com/endeavouros-arm/image-install.git</text:span></text:a></text:p>
      <text:p text:style-name="P3">$ cd image-install</text:p>
      <text:p text:style-name="P3">$ sudo ./install-image-V2.7.sh</text:p>
      <text:p text:style-name="P3"><text:s text:c="7"/>choose “Raspberry Pi 4b 64 bit”</text:p>
      <text:p text:style-name="P3"><text:s text:c="7"/>choose “ext4”</text:p>
      <text:p text:style-name="P3"><text:s text:c="7"/>select the micro SD device as /dev/sda <text:s/>Or perhaps /dev/sdb</text:p>
      <text:p text:style-name="P3">Remove the micro SD card and insert it into the Rpi 4b</text:p>
      <text:p text:style-name="P3">connect ethernet and apply 5 VDC power.</text:p>
      <text:p text:style-name="P3"/>
      <text:p text:style-name="P3">In your operational linux computer, launch a terminal window</text:p>
      <text:p text:style-name="P3"/>
      <text:p text:style-name="P3">$ pacman -Q nmap</text:p>
      <text:p text:style-name="P3">check to see if nmap is installed. If not</text:p>
      <text:p text:style-name="P3">$ sudo pacman -S nmap</text:p>
      <text:p text:style-name="P3">$ ip addr</text:p>
      <text:p text:style-name="P3">look for something similar to this</text:p>
      <text:p text:style-name="P5"><text:span text:style-name="T4">2: enp8s0: &lt;BROADCAST,MULTICAST,UP,LOWER_UP&gt; mtu 1500 qdisc mq state UP group default qlen 1000 </text:span><text:span text:style-name="T3"><text:line-break/> <text:s text:c="2"/>link/ether 70:85:c2:d5:80:87 brd ff:ff:ff:ff:ff:ff <text:line-break/> <text:s text:c="2"/>inet 192.168.0.107/24 brd 192.168.0.255 scope global dynamic noprefixroute enp8s0<text:line-break/><text:line-break/>The inet line shows this computer's IP address, in this case 192.168.0.107/24</text:span></text:p>
      <text:p text:style-name="P6">use the first three octets, then subsitute 0 for the fourth octet.</text:p>
      <text:p text:style-name="P6">$ sudo nmap -sn 192.168.0.0/24</text:p>
      <text:p text:style-name="P6">look for something like this:</text:p>
      <text:p text:style-name="P5"><text:span text:style-name="T4"><text:s text:c="3"/>Nmap scan report for 192.168.0.102 </text:span><text:span text:style-name="T3"><text:line-break/> <text:s text:c="2"/>Host is up (0.00039s latency). <text:line-break/> <text:s text:c="2"/>MAC Address: DC:A6:32:6E:2E:17 (Raspberry Pi Trading)</text:span></text:p>
      <text:p text:style-name="P6">In my case there were two (Raspberry Pi Trading) so uplug the ethernet on the desired Rpi 4 and see which one goes away on a subsequent nmap.</text:p>
      <text:p text:style-name="P6"/>
      <text:p text:style-name="P6">In the operational Linux computer, in the terminal window enter</text:p>
      <text:p text:style-name="P4"><text:span text:style-name="T3">$ ssh </text:span><text:a xlink:type="simple" xlink:href="mailto:alarm@192.168.0.109" text:style-name="Internet_20_link" text:visited-style-name="Visited_20_Internet_20_Link"><text:span text:style-name="T3">alarm@192.168.0.10</text:span></text:a><text:span text:style-name="T3">2 -p 22<text:line-break/></text:span><text:span text:style-name="T4">The authenticity of host '192.168.0.102 (192.168.0.102)' can't be established. </text:span><text:span text:style-name="T3"><text:line-break/>ED25519 key fingerprint is SHA256:X1mDIX3H90aXHp4BmNmntQKaJKGTfO3Q6PD4IlD7ako. <text:line-break/>This key is not known by any other names <text:line-break/>Are you sure you want to continue connecting (yes/no/[fingerprint])?<text:line-break/></text:span></text:p>
      <text:p text:style-name="P6">enter yes</text:p>
      <text:p text:style-name="P4"><text:span text:style-name="T4">Warning: Permanently added '192.168.0.102' (ED25519) to the list of known hosts. </text:span><text:span text:style-name="T3"><text:line-break/>Connection closed by 192.168.0.102 port 22<text:line-break/><text:line-break/></text:span><text:soft-page-break/></text:p>
      <text:p text:style-name="P6"/>
      <text:p text:style-name="P4"><text:span text:style-name="T3">$ ssh </text:span><text:a xlink:type="simple" xlink:href="mailto:alarm@192.168.0.109" text:style-name="Internet_20_link" text:visited-style-name="Visited_20_Internet_20_Link"><text:span text:style-name="T3">alarm@192.168.0.10</text:span></text:a><text:span text:style-name="T3">2 -p 22</text:span></text:p>
      <text:p text:style-name="P4"><text:span text:style-name="T4">alarm@192.168.0.102's password:</text:span><text:span text:style-name="T3"><text:line-break/>enter alarm </text:span></text:p>
      <text:p text:style-name="P6"><text:s/><text:line-break/>should get this prompt</text:p>
      <text:p text:style-name="P4"><text:span text:style-name="T4">[alarm@alarm ~]$</text:span><text:span text:style-name="T3"><text:line-break/>$ su root <text:s/>(enter root's password “root”</text:span></text:p>
      <text:p text:style-name="P4"><text:span text:style-name="T4">[root@alarm alarm]#</text:span><text:span text:style-name="T3"><text:line-break/># cd /root</text:span></text:p>
      <text:p text:style-name="P4"><text:span text:style-name="T4">[root@alarm ~]#</text:span><text:span text:style-name="T3"><text:line-break/># ls -l</text:span></text:p>
      <text:p text:style-name="P4"><text:span text:style-name="T4">-rwxr-xr-x 1 root root 8149 May 21 21:38 config-update-V2.7.sh </text:span><text:span text:style-name="T3"><text:line-break/>-rw-r--r-- 1 root root 2516 May 21 21:38 countrycodes<text:line-break/><text:line-break/># ./config-update-v2.7.sh</text:span></text:p>
      <text:p text:style-name="P6"/>
      <text:p text:style-name="P6"><text:s text:c="2"/>choose “no” to enable WiFi</text:p>
      <text:p text:style-name="P6"><text:s text:c="2"/>choose to leave the mirrorlist as is OR edit to mirrors close to you</text:p>
      <text:p text:style-name="P6"><text:s text:c="2"/>if you want to enable pacman parallel downloads enter yes then enter 2 thru 10</text:p>
      <text:p text:style-name="P6"/>
      <text:p text:style-name="P6">when finished press Return to reboot Rpi 4</text:p>
      <text:p text:style-name="P6">wait for a minute or two for the Rpi 4 to reboot.</text:p>
      <text:p text:style-name="P6"/>
      <text:p text:style-name="P6">In the operational computer terminal,</text:p>
      <text:p text:style-name="P6">check nmap to see that the Rpi 4 still has the same IP address</text:p>
      <text:p text:style-name="P6">use the up arrow key to find the previous ssh command</text:p>
      <text:p text:style-name="P6">SSH into the Rpi 4</text:p>
      <text:p text:style-name="P6">log in as alarm</text:p>
      <text:p text:style-name="P6">$ su</text:p>
      <text:p text:style-name="P6"/>
      <text:p text:style-name="P6">Since we are doing this through SSH, we need to do a couple of extra steps</text:p>
      <text:p text:style-name="P6">using vi or nano</text:p>
      <text:p text:style-name="P6"># nano /etc/ssh/ssh_config</text:p>
      <text:p text:style-name="P6"><text:s text:c="3"/>find the following section</text:p>
      <text:p text:style-name="P4"><text:span text:style-name="T4"># Authentication: </text:span><text:span text:style-name="T3"><text:line-break/>#LoginGraceTime 2m <text:line-break/>PermitRootLogin yes<text:line-break/> <text:s text:c="2"/>change PermitRootLogin to yes as above</text:span></text:p>
      <text:p text:style-name="P6"># systemctl reboot</text:p>
      <text:p text:style-name="P6"/>
      <text:p text:style-name="P6">After the rpi reboots </text:p>
      <text:p text:style-name="P6">check nmap to see that the Rpi 4 still has the same IP address</text:p>
      <text:p text:style-name="P6">SSH into the Rpi 4 as root and use “root” as the password</text:p>
      <text:p text:style-name="P4"><text:span text:style-name="T3"><text:line-break/></text:span><text:span text:style-name="T4">ssh root@192.168.0.104 -p 22      </text:span><text:span text:style-name="T3"><text:line-break/></text:span><text:soft-page-break/><text:span text:style-name="T3">root@192.168.0.104's password:  <text:line-break/>Last login: Wed Apr 20 19:07:32 2022 <text:line-break/>[root@alarm ~]#<text:line-break/></text:span></text:p>
      <text:p text:style-name="P6"># ls -l</text:p>
      <text:p text:style-name="P4"><text:span text:style-name="T3"><text:s/></text:span><text:span text:style-name="T4">drwxr-xr-x 3 root root 4096 May 21 22:50 install-script</text:span></text:p>
      <text:p text:style-name="P8"># cd install-script</text:p>
      <text:p text:style-name="P8"># ls -l</text:p>
      <text:p text:style-name="P4"><text:span text:style-name="T4">-rw-r--r-- 1 root root   18725 May 21 22:50 Acalltoarms.png <text:line-break/>-rw-r--r-- 1 root root   35149 May 21 22:50 LICENSE <text:line-break/>-rw-r--r-- 1 root root     647 May 21 22:50 README.md <text:line-break/>-rw-r--r-- 1 root root     488 May 21 22:50 blacklist <text:line-break/>-rwxr-xr-x 1 root root   40230 May 21 22:50 endeavour-ARM-install-V2.7.sh <text:line-break/>-rw-r--r-- 1 root root     370 May 21 22:50 lightdm-gtk-greeter.conf.default <text:line-break/>-rw-r--r-- 1 root root 1465407 May 21 22:50 lightdmbackground-old.png <text:line-break/>-rw-r--r-- 1 root root 2118499 May 21 22:50 lightdmbackground.png <text:line-break/>-rw-r--r-- 1 root root    2262 May 21 22:50 n2-boot.ini <text:line-break/>-rw-r--r-- 1 root root     310 May 21 22:50 rpi4-config.txt <text:line-break/>-rw-r--r-- 1 root root     190 May 21 22:50 server-addons <text:line-break/>-rw-r--r-- 1 root root     335 May 21 22:50 slick-greeter.conf.default <text:line-break/>-rw-r--r-- 1 root root    3761 May 21 22:50 smb.conf <text:line-break/>-rw-r--r-- 1 root root 2738212 May 21 22:50 sway.png<text:line-break/><text:line-break/></text:span><text:span text:style-name="T3">install-script will, if desired, format &amp; partition a USB SSD for containing the data. <text:s/>The script is set up to have the OS on a micro SD card. <text:s/>Then have two USB SSD's. One to contain all the Data on the LAN server, and one identical USB SSD to be used to back up the Data. <text:s/>If you already have a data SSD that you want to re-use, do not have it hooked up to the Rpi 4. <text:s/>If you want a SSD to be formatted and partitioned for you, connect it to a USB 3 port now. WARNING all data on the SSD will be destroyed.</text:span></text:p>
      <text:p text:style-name="P6"/>
      <text:p text:style-name="P4"><text:span text:style-name="T3"># ./</text:span><text:span text:style-name="T4">endeavour-ARM-install-V2.7.sh</text:span></text:p>
      <text:p text:style-name="P8"/>
      <text:p text:style-name="P8"><text:s text:c="3"/>choose 'Headless Server environment' </text:p>
      <text:p text:style-name="P8"><text:s text:c="3"/>set your time zone</text:p>
      <text:p text:style-name="P8"><text:s text:c="3"/>Enter your desired hostname</text:p>
      <text:p text:style-name="P8"><text:s text:c="3"/>Enter your desired full user name</text:p>
      <text:p text:style-name="P8"><text:s text:c="3"/>Enter desired user name (rest of the tutorial assumes pshare for public share)</text:p>
      <text:p text:style-name="P8"><text:s text:c="3"/>Enter password for user</text:p>
      <text:p text:style-name="P8"><text:s text:c="3"/>Enter password for root</text:p>
      <text:p text:style-name="P6"><text:s text:c="3"/>Enter your desired SSD port number (Please do not leave as port 22)</text:p>
      <text:p text:style-name="P6"><text:s text:c="3"/>Enter your desired static IP Adress</text:p>
      <text:p text:style-name="P6"><text:s text:c="3"/>verify your entries are correct</text:p>
      <text:p text:style-name="P6"/>
      <text:p text:style-name="P6"><text:s text:c="3"/>you will get a notification of:</text:p>
      <text:p text:style-name="P8"><text:s text:c="3"/>Command may disrupt existing ssh connections. Proceed with operation (y|n)? n</text:p>
      <text:p text:style-name="P6"><text:s text:c="3"/>enter n for no</text:p>
      <text:p text:style-name="P6"><text:soft-page-break/></text:p>
      <text:p text:style-name="P6"><text:s text:c="3"/>choose if you want to partition &amp; format a USB SSD.</text:p>
      <text:p text:style-name="P6"><text:s text:c="3"/>USB SSD must be connected if yes</text:p>
      <text:p text:style-name="P6"/>
      <text:p text:style-name="P6"><text:s text:c="3"/>finished press Return to clean up and reboot.</text:p>
      <text:p text:style-name="P6"/>
      <text:p text:style-name="P6"/>
      <text:p text:style-name="P6">Again, since this install was via SSH, we need to do some clean up.</text:p>
      <text:p text:style-name="P6"/>
      <text:p text:style-name="P6">In a client computer, </text:p>
      <text:p text:style-name="P4"><text:span text:style-name="T3">$ ssh LAN</text:span><text:a xlink:type="simple" xlink:href="mailto:yourusername@yourstaticIPaddress" text:style-name="Internet_20_link" text:visited-style-name="Visited_20_Internet_20_Link"><text:span text:style-name="T3">username@LANstaticIPaddress</text:span></text:a><text:span text:style-name="T3"> -p LANSSHport</text:span></text:p>
      <text:p text:style-name="P6"/>
      <text:p text:style-name="P4"><text:span text:style-name="T4"><text:s text:c="3"/>Are you sure you want to continue connecting (yes/no/[fingerprint])? yes</text:span><text:span text:style-name="T3"><text:line-break/> Answer yes</text:span></text:p>
      <text:p text:style-name="P6"/>
      <text:p text:style-name="P6">$ su <text:s text:c="7"/>(enter your designated root password)</text:p>
      <text:p text:style-name="P6"/>
      <text:p text:style-name="P8"># systemctl enable ufw.service</text:p>
      <text:p text:style-name="P6"># ufw status</text:p>
      <text:p text:style-name="P4"><text:span text:style-name="T4">Status: active </text:span><text:span text:style-name="T3"><text:line-break/></text:span></text:p>
      <text:p text:style-name="P4"><text:span text:style-name="T4">To                         Action      From</text:span><text:span text:style-name="T3"><text:line-break/>–- <text:s text:c="24"/>------ <text:s text:c="5"/>----<text:line-break/></text:span><text:span text:style-name="T4">9046                       ALLOW       192.168.0.0/24</text:span><text:span text:style-name="T3"><text:line-break/><text:line-break/></text:span><text:span text:style-name="T4">if you get different results such as Status: inactive then</text:span></text:p>
      <text:p text:style-name="P8"># ufw logging off</text:p>
      <text:p text:style-name="P8"># ufw default deny</text:p>
      <text:p text:style-name="P8"># ufw allow from 192.168.0.0/24 to any port LANSSHport</text:p>
      <text:p text:style-name="P8"># ufw enable</text:p>
      <text:p text:style-name="P8"><text:s text:c="2"/>Command may disrupt existing ssh connections. Proceed with operation (y|n)? y</text:p>
      <text:p text:style-name="P8"/>
      <text:p text:style-name="P8"># systemctl reboot <text:s text:c="2"/>(to start ufw)</text:p>
      <text:p text:style-name="P6"/>
      <text:p text:style-name="P6">when finished,see </text:p>
      <text:p text:style-name="Standard"><text:a xlink:type="simple" xlink:href="https://discovery.endeavouros.com/category/arm/" text:style-name="Internet_20_link" text:visited-style-name="Visited_20_Internet_20_Link"><text:span text:style-name="T5">https://discovery.endeavouros.com/category/arm/</text:span></text:a></text:p>
      <text:p text:style-name="P6">follow through the Homeserver series staring with Homeserver1</text:p>
      <text:p text:style-name="P6"><text:s text:c="4"/></text:p>
      <text:p text:style-name="P6"><text:s/></text:p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Arimo" svg:font-family="Arimo" style:font-family-generic="swiss" style:font-pitch="variable"/>
    <style:font-face style:name="Hack" svg:font-family="Hack" style:font-pitch="fixed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nos" svg:font-family="Tinos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nos" fo:font-size="12pt" fo:language="en" fo:country="US" style:letter-kerning="true" style:font-name-asian="AR PL New Sung" style:font-size-asian="12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nos" fo:font-size="12pt" fo:language="en" fo:country="US" style:letter-kerning="true" style:font-name-asian="AR PL New Sung" style:font-size-asian="12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aa7a" officeooo:paragraph-rsid="0011aa7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timer Snurd</meta:initial-creator>
    <meta:creation-date>2022-05-21T16:06:33</meta:creation-date>
    <dc:date>2022-05-21T19:36:02.223096113</dc:date>
    <meta:editing-duration>PT20M1S</meta:editing-duration>
    <meta:editing-cycles>4</meta:editing-cycles>
    <meta:generator>LibreOffice/7.3.3.2$Linux_AARCH64 LibreOffice_project/30$Build-2</meta:generator>
    <meta:document-statistic meta:table-count="0" meta:image-count="0" meta:object-count="0" meta:page-count="4" meta:paragraph-count="99" meta:word-count="1025" meta:character-count="6342" meta:non-whitespace-character-count="5132"/>
  </office:meta>
</office:document-meta>
</file>